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8pt" officeooo:rsid="000589db" officeooo:paragraph-rsid="000589db" style:font-size-asian="8pt" style:font-size-complex="8pt"/>
    </style:style>
    <style:style style:name="P2" style:family="paragraph" style:parent-style-name="Preformatted_20_Text">
      <style:text-properties style:font-name="Liberation Mono" fo:font-size="8pt" style:font-size-asian="8pt" style:font-size-complex="8pt"/>
    </style:style>
    <style:style style:name="P3" style:family="paragraph" style:parent-style-name="Preformatted_20_Text">
      <style:text-properties style:font-name="Liberation Mono" fo:font-size="8pt" officeooo:rsid="000589db" officeooo:paragraph-rsid="000589db" style:font-size-asian="8pt" style:font-size-complex="8pt"/>
    </style:style>
    <style:style style:name="P4" style:family="paragraph" style:parent-style-name="Preformatted_20_Text">
      <style:paragraph-properties fo:margin-top="0in" fo:margin-bottom="0.1965in" loext:contextual-spacing="false"/>
      <style:text-properties style:font-name="Liberation Mono"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peated Digit Algorithm Explanation</text:h>
      <text:p text:style-name="Text_20_body">Dave Houston</text:p>
      <text:p text:style-name="Text_20_body">CIS 133U</text:p>
      <text:p text:style-name="Text_20_body">2017-May-14</text:p>
      <text:p text:style-name="Text_20_body">Lab 6 - Arrays</text:p>
      <text:p text:style-name="P3"><text:bookmark text:name="vimCodeElement"/><text:bookmark text:name="L1"/><text:s/>1 /* repdigit.c</text:p>
      <text:p text:style-name="P2"><text:bookmark text:name="L2"/><text:s/>2 <text:s/>*</text:p>
      <text:p text:style-name="P2"><text:bookmark text:name="L3"/><text:s/>3 <text:s/>* Solution to Programming Project 1 (Chapter 8)</text:p>
      <text:p text:style-name="P2"><text:bookmark text:name="L4"/><text:s/>4 <text:s/>*</text:p>
      <text:p text:style-name="P2"><text:bookmark text:name="L5"/><text:s/>5 <text:s/>* From C PROGRAMMING: A MODERN APPROACH (Second Edition)</text:p>
      <text:p text:style-name="P2"><text:bookmark text:name="L6"/><text:s/>6 <text:s/>*</text:p>
      <text:p text:style-name="P2"><text:bookmark text:name="L7"/><text:s/>7 <text:s/>* Copyright (c) 2008 W. W. Norton &amp; Company</text:p>
      <text:p text:style-name="P2"><text:bookmark text:name="L8"/><text:s/>8 <text:s/>* All rights reserved.</text:p>
      <text:p text:style-name="P2"><text:bookmark text:name="L9"/><text:s/>9 <text:s/>*</text:p>
      <text:p text:style-name="P2"><text:bookmark text:name="L10"/>10 <text:s/>* This program may be freely distributed for class use,</text:p>
      <text:p text:style-name="P2"><text:bookmark text:name="L11"/>11 <text:s/>* provided that this copyright notice is retained.</text:p>
      <text:p text:style-name="P2"><text:bookmark text:name="L12"/>12 <text:s/>*/</text:p>
      <text:p text:style-name="P2"><text:bookmark text:name="L13"/>13 </text:p>
      <text:p text:style-name="P2"><text:bookmark text:name="L14"/>14 #include &lt;stdio.h&gt;</text:p>
      <text:p text:style-name="P2"><text:bookmark text:name="L15"/>15 #define true 1</text:p>
      <text:p text:style-name="P2"><text:bookmark text:name="L16"/>16 #define false 0</text:p>
      <text:p text:style-name="P2"><text:bookmark text:name="L17"/>17 int main(void)</text:p>
      <text:p text:style-name="P2"><text:bookmark text:name="L18"/>18 {</text:p>
      <text:p text:style-name="P2"><text:bookmark text:name="L19"/>19 <text:s text:c="4"/>// Declare some variabls to hold our data:</text:p>
      <text:p text:style-name="P2"><text:bookmark text:name="L20"/>20 <text:s text:c="4"/>// <text:s/>digit_count[] -- each index is a digit we are tracking in a base-10 number</text:p>
      <text:p text:style-name="P2"><text:bookmark text:name="L21"/>21 <text:s text:c="4"/>// <text:s/>repeated_digits -- An overall boolean to indicate if we should bother</text:p>
      <text:p text:style-name="P2"><text:bookmark text:name="L22"/>22 <text:s text:c="4"/>// <text:s text:c="20"/>iterating over the array at all.</text:p>
      <text:p text:style-name="P2"><text:bookmark text:name="L23"/>23 <text:s text:c="4"/>// <text:s/>digit, n -- placeholders for looping and input.</text:p>
      <text:p text:style-name="P2"><text:bookmark text:name="L24"/>24 <text:s text:c="2"/>int digit_count[10] = {0};</text:p>
      <text:p text:style-name="P2"><text:bookmark text:name="L25"/>25 <text:s text:c="2"/>int repeated_digits = false;</text:p>
      <text:p text:style-name="P2"><text:bookmark text:name="L26"/>26 <text:s text:c="2"/>int digit;</text:p>
      <text:p text:style-name="P2"><text:bookmark text:name="L27"/>27 <text:s text:c="2"/>long n;</text:p>
      <text:p text:style-name="P2"><text:bookmark text:name="L28"/>28 </text:p>
      <text:p text:style-name="P2"><text:bookmark text:name="L29"/>29 <text:s text:c="2"/>printf("Enter a number (for example 89065590): "); <text:s text:c="3"/>// Collect a number</text:p>
      <text:p text:style-name="P2"><text:bookmark text:name="L30"/>30 <text:s text:c="2"/>scanf("%ld", &amp;n);</text:p>
      <text:p text:style-name="P2"><text:bookmark text:name="L31"/>31 </text:p>
      <text:p text:style-name="P2"><text:bookmark text:name="L32"/>32 <text:s text:c="2"/>while (n &gt; 0) { <text:s text:c="18"/>// Begin looping while there are digits left.</text:p>
      <text:p text:style-name="P2"><text:bookmark text:name="L33"/>33 <text:s text:c="4"/>digit = n % 10; <text:s text:c="16"/>// Between this and line 37, treat the input like a stack; pop the last digit off.</text:p>
      <text:p text:style-name="P2"><text:bookmark text:name="L34"/>34 <text:s text:c="4"/>if (digit_count[digit] &gt; 0)</text:p>
      <text:p text:style-name="P2"><text:bookmark text:name="L35"/>35 <text:s text:c="6"/>repeated_digits = true; <text:s text:c="6"/>// Set the boolean flag, so we can loop later.</text:p>
      <text:p text:style-name="P2"><text:bookmark text:name="L36"/>36 <text:s text:c="4"/>digit_count[digit]++; <text:s text:c="10"/>// keep track of # of times we've seen digit</text:p>
      <text:p text:style-name="P2"><text:bookmark text:name="L37"/>37 <text:s text:c="4"/>n /= 10;</text:p>
      <text:p text:style-name="P2"><text:bookmark text:name="L38"/>38 <text:s text:c="2"/>}</text:p>
      <text:p text:style-name="P2"><text:bookmark text:name="L39"/>39 </text:p>
      <text:p text:style-name="P2"><text:bookmark text:name="L40"/>40 <text:s text:c="2"/>if (repeated_digits) { <text:s text:c="19"/>// Check the boolean to save ourselves from uncessary looping</text:p>
      <text:p text:style-name="P2"><text:bookmark text:name="L41"/>41 <text:s text:c="4"/>printf("Repeated digit(s):");</text:p>
      <text:p text:style-name="P2"><text:bookmark text:name="L42"/>42 <text:s text:c="4"/>for (digit = 0; digit &lt; 10; digit++) <text:s text:c="3"/>// Loop over our digit_count</text:p>
      <text:p text:style-name="P2"><text:bookmark text:name="L43"/>43 <text:s text:c="6"/>if (digit_count[digit] &gt; 1) <text:s text:c="10"/>// If we've got 2 or more, it's a repeat!</text:p>
      <text:p text:style-name="P2"><text:bookmark text:name="L44"/>44 <text:s text:c="8"/>printf(" %d", digit); <text:s text:c="14"/>// Say so</text:p>
      <text:p text:style-name="P2"><text:bookmark text:name="L45"/>45 <text:s text:c="4"/>printf("\n");</text:p>
      <text:p text:style-name="P2"><text:bookmark text:name="L46"/>46 <text:s text:c="2"/>} else</text:p>
      <text:p text:style-name="P2"><text:bookmark text:name="L47"/>47 <text:s text:c="4"/>printf("No repeated digit\n"); <text:s text:c="9"/>// .. or we got nothing.</text:p>
      <text:p text:style-name="P2"><text:bookmark text:name="L48"/>48 </text:p>
      <text:p text:style-name="P2"><text:bookmark text:name="L49"/>49 <text:s text:c="2"/>return 0;</text:p>
      <text:p text:style-name="P4"><text:bookmark text:name="L50"/>50 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4T12:20:59.998795809</meta:creation-date>
    <dc:date>2017-05-14T12:34:34.449226739</dc:date>
    <meta:editing-duration>PT2M48S</meta:editing-duration>
    <meta:editing-cycles>1</meta:editing-cycles>
    <meta:document-statistic meta:table-count="0" meta:image-count="0" meta:object-count="0" meta:page-count="1" meta:paragraph-count="55" meta:word-count="335" meta:character-count="1948" meta:non-whitespace-character-count="1418"/>
    <meta:generator>LibreOffice/5.3.1.2$Linux_X86_64 LibreOffice_project/30m0$Build-2</meta:generator>
  </office:meta>
</office:document-meta>
</file>